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90d8d" officeooo:paragraph-rsid="00190d8d" style:font-size-asian="12.25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officeooo:rsid="00190d8d" officeooo:paragraph-rsid="00190d8d" style:font-size-asian="12.25pt" style:font-size-complex="14pt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4pt" officeooo:rsid="00190d8d" officeooo:paragraph-rsid="00190d8d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aa4e0" officeooo:paragraph-rsid="001aa4e0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a4e0" officeooo:paragraph-rsid="001aa4e0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aa4e0" officeooo:paragraph-rsid="001aa4e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aa4e0" officeooo:paragraph-rsid="001aa4e0" style:font-size-asian="14pt" style:font-size-complex="16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6pt" officeooo:rsid="001aa4e0" officeooo:paragraph-rsid="001aa4e0" style:font-size-asian="14pt" style:font-size-complex="16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6pt" officeooo:rsid="001c098b" officeooo:paragraph-rsid="001c098b" style:font-size-asian="14pt" style:font-size-complex="16pt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90d8d"/>
    </style:style>
    <style:style style:name="P11" style:family="paragraph" style:parent-style-name="Standard">
      <style:paragraph-properties fo:text-align="start" style:justify-single-word="false"/>
      <style:text-properties officeooo:paragraph-rsid="00190d8d"/>
    </style:style>
    <style:style style:name="P12" style:family="paragraph" style:parent-style-name="Standard">
      <style:paragraph-properties fo:text-align="start" style:justify-single-word="false"/>
      <style:text-properties officeooo:paragraph-rsid="001aa4e0"/>
    </style:style>
    <style:style style:name="P13" style:family="paragraph" style:parent-style-name="Standard">
      <style:paragraph-properties fo:text-align="center" style:justify-single-word="false"/>
      <style:text-properties officeooo:paragraph-rsid="00190d8d"/>
    </style:style>
    <style:style style:name="P14" style:family="paragraph" style:parent-style-name="Standard">
      <style:paragraph-properties fo:text-align="center" style:justify-single-word="false"/>
      <style:text-properties fo:font-size="18pt" officeooo:rsid="001aa4e0" officeooo:paragraph-rsid="001aa4e0" style:font-size-asian="18pt" style:font-size-complex="18pt"/>
    </style:style>
    <style:style style:name="T1" style:family="text">
      <style:text-properties fo:font-size="14pt" officeooo:rsid="00190d8d" style:font-size-asian="12.25pt" style:font-size-complex="14pt"/>
    </style:style>
    <style:style style:name="T2" style:family="text">
      <style:text-properties fo:font-size="14pt" officeooo:rsid="001aa4e0" style:font-size-asian="12.25pt" style:font-size-complex="14pt"/>
    </style:style>
    <style:style style:name="T3" style:family="text">
      <style:text-properties fo:font-size="16pt" officeooo:rsid="00190d8d" style:font-size-asian="16pt" style:font-size-complex="16pt"/>
    </style:style>
    <style:style style:name="T4" style:family="text">
      <style:text-properties fo:color="#444444" fo:font-size="14pt" officeooo:rsid="001aa4e0" style:font-size-asian="12.25pt" style:font-size-complex="14pt"/>
    </style:style>
    <style:style style:name="T5" style:family="text">
      <style:text-properties officeooo:rsid="001c09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Formato de arquivos</text:span></text:p>
      <text:p text:style-name="P11"><text:span text:style-name="T3"/></text:p>
      <text:p text:style-name="P11"><text:span text:style-name="T3">1. </text:span><text:span text:style-name="T1">Python:</text:span></text:p>
      <text:list xml:id="list3942789296288088947" text:style-name="L2">
        <text:list-header>
          <text:p text:style-name="P10"><text:span text:style-name="T1"/></text:p>
        </text:list-header>
      </text:list>
      <text:list xml:id="list5654727513044261495" text:style-name="L1">
        <text:list-item>
          <text:p text:style-name="P2">cliente.py</text:p>
        </text:list-item>
        <text:list-item>
          <text:p text:style-name="P2">funcionario.py</text:p>
        </text:list-item>
        <text:list-item>
          <text:p text:style-name="P2">gui.py</text:p>
        </text:list-item>
        <text:list-item>
          <text:p text:style-name="P2">mesa.py</text:p>
        </text:list-item>
        <text:list-item>
          <text:p text:style-name="P2">pedidos.py</text:p>
        </text:list-item>
        <text:list-item>
          <text:p text:style-name="P2">prato.py</text:p>
        </text:list-item>
        <text:list-item>
          <text:p text:style-name="P2">reserva.py</text:p>
        </text:list-item>
        <text:list-item>
          <text:p text:style-name="P2">controlador.py</text:p>
        </text:list-item>
      </text:list>
      <text:p text:style-name="P1"/>
      <text:p text:style-name="P1">2. txt:</text:p>
      <text:p text:style-name="P1"/>
      <text:list xml:id="list4594993640965481771" text:style-name="L4">
        <text:list-item>
          <text:p text:style-name="P3">lista_clientes.txt</text:p>
        </text:list-item>
        <text:list-item>
          <text:p text:style-name="P3">lista_funcionarios.txt</text:p>
        </text:list-item>
        <text:list-item>
          <text:p text:style-name="P3">lista_mesa.txt</text:p>
        </text:list-item>
        <text:list-item>
          <text:p text:style-name="P3">lista_pedidos.txt</text:p>
        </text:list-item>
        <text:list-item>
          <text:p text:style-name="P3">lista_pratos.txt</text:p>
        </text:list-item>
        <text:list-item>
          <text:p text:style-name="P3">lista_reserva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Ministério da Educação</text:p>
      <text:p text:style-name="P4">Universidade Federal Rural de Pernambuco</text:p>
      <text:p text:style-name="P4">Unidade Acadêmica de Garanhuns</text:p>
      <text:p text:style-name="P5"/>
      <text:p text:style-name="P5">Projeto 1</text:p>
      <text:p text:style-name="P5">Bacharelado em Ciência da Computação</text:p>
      <text:p text:style-name="P5">Introdução a Proramação – 2017.1</text:p>
      <text:p text:style-name="P12"><text:span text:style-name="T2">Prof.° Luis Filipe Alves Pereira</text:span></text:p>
      <text:p text:style-name="P12"><text:span text:style-name="T4"/></text:p>
      <text:p text:style-name="P12"><text:span text:style-name="T4"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Gerenciamento de Restaurant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Garanhuns, agosto de 2017</text:p>
      <text:p text:style-name="P6"/>
      <text:p text:style-name="P6"/>
      <text:p text:style-name="P6"><text:soft-page-break/>Projeto 6</text:p>
      <text:p text:style-name="P6">Gerenciamento de Restaurante</text:p>
      <text:p text:style-name="P6"/>
      <text:p text:style-name="P7">Requisitos:</text:p>
      <text:p text:style-name="P7"/>
      <text:list xml:id="list5149318712990432658" text:style-name="L5">
        <text:list-item>
          <text:p text:style-name="P8">Cadastrar um novo prato</text:p>
        </text:list-item>
        <text:list-item>
          <text:p text:style-name="P8">Cadastrar um novo cliente</text:p>
        </text:list-item>
        <text:list-item>
          <text:p text:style-name="P8">Registrar reserva de horário com possibilidade de escolher lugar</text:p>
        </text:list-item>
        <text:list-item>
          <text:p text:style-name="P8">Registar pedido de um determinado cliente</text:p>
        </text:list-item>
        <text:list-item>
          <text:p text:style-name="P8">Acessar lista de pratos mais vendidos</text:p>
        </text:list-item>
        <text:list-item>
          <text:p text:style-name="P8">Acessar <text:span text:style-name="T5">a lista de clientes mais frequentes do restaurante</text:span></text:p>
        </text:list-item>
        <text:list-item>
          <text:p text:style-name="P9">Acessar a lista com lucro da empresa por mês ou por ano</text:p>
        </text:list-item>
        <text:list-item>
          <text:p text:style-name="P9">O sistema deve ser acessado por login, diferenciando contas de funcionários e gerente, funcionários tem acesso a todo sistema, gerente tem a todo o sistema e aos funcionários, podendo realizar as operações CRUD parafuncionários</text:p>
        </text:list-item>
        <text:list-item>
          <text:p text:style-name="P9">Os dados devem persistir quando persistir quando a aplicação for reinicia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45:06.502260858</meta:creation-date>
    <dc:date>2017-08-16T17:32:08.484370277</dc:date>
    <meta:editing-duration>PT14M21S</meta:editing-duration>
    <meta:editing-cycles>1</meta:editing-cycles>
    <meta:document-statistic meta:table-count="0" meta:image-count="0" meta:object-count="0" meta:page-count="3" meta:paragraph-count="38" meta:word-count="180" meta:character-count="1149" meta:non-whitespace-character-count="1029"/>
    <meta:generator>LibreOffice/5.2.7.2$Linux_X86_64 LibreOffice_project/20m0$Build-2</meta:generator>
  </office:meta>
</office:document-meta>
</file>